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CE" svg:font-family="'Arial CE'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656cm"/>
    </style:style>
    <style:style style:name="co5" style:family="table-column">
      <style:table-column-properties fo:break-before="auto" style:column-width="3.72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0.727cm"/>
    </style:style>
    <style:style style:name="co9" style:family="table-column">
      <style:table-column-properties fo:break-before="auto" style:column-width="0.811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PageStyle_5f_szyfr_20_Cezara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9" table:number-columns-repeated="1008" table:default-cell-style-name="Default"/>
        <table:table-row table:style-name="ro1">
          <table:table-cell table:style-name="ce1" office:value-type="string">
            <text:p>ALGORYTM REALIZUJĄCY SZYFR CEZARA</text:p>
          </table:table-cell>
          <table:table-cell table:number-columns-repeated="10"/>
          <table:table-cell table:style-name="ce17" office:value-type="string">
            <text:p>kolorem niebieskim oznaczone są komórki, do których należy wprowadzić odpowiednie wartości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Numer znaku</text:p>
          </table:table-cell>
          <table:table-cell table:style-name="ce2" office:value-type="string">
            <text:p>Alfabet jawny</text:p>
          </table:table-cell>
          <table:table-cell table:style-name="ce2" office:value-type="string">
            <text:p>Alfabet szyfrowy</text:p>
          </table:table-cell>
          <table:table-cell table:style-name="ce8" table:number-columns-repeated="8"/>
          <table:table-cell table:style-name="ce18" office:value-type="string">
            <text:p>kolorem czerwonym wyróżniono wyniki</text:p>
          </table:table-cell>
          <table:table-cell table:style-name="ce8" table:number-columns-repeated="101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5" office:value-type="string">
            <text:p>a</text:p>
          </table:table-cell>
          <table:table-cell table:style-name="ce3" table:formula="of:=CHAR(CODE([.B$3])+(MOD([.A3]+[.F$4]-1;26)))" office:value-type="string" office:string-value="d">
            <text:p>d</text:p>
          </table:table-cell>
          <table:table-cell table:style-name="ce8"/>
          <table:table-cell table:style-name="ce9" office:value-type="string">
            <text:p>Tekst jawny:</text:p>
          </table:table-cell>
          <table:table-cell table:style-name="ce10" office:value-type="string">
            <text:p>kryptoanaliza</text:p>
          </table:table-cell>
          <table:table-cell table:style-name="ce11" office:value-type="string">
            <text:p>(tekst zawierający 13 znaków)</text:p>
          </table:table-cell>
          <table:table-cell table:style-name="ce8" table:number-columns-repeated="101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5" office:value-type="string">
            <text:p>b</text:p>
          </table:table-cell>
          <table:table-cell table:style-name="ce3" table:formula="of:=CHAR(CODE([.B$3])+(MOD([.A4]+[.F$4]-1;26)))" office:value-type="string" office:string-value="e">
            <text:p>e</text:p>
          </table:table-cell>
          <table:table-cell table:style-name="ce8"/>
          <table:table-cell table:style-name="ce9" office:value-type="string">
            <text:p>Klucz:</text:p>
          </table:table-cell>
          <table:table-cell table:style-name="ce10" office:value-type="float" office:value="3">
            <text:p>3</text:p>
          </table:table-cell>
          <table:table-cell table:style-name="ce11" office:value-type="string">
            <text:p>(liczba całkowita)</text:p>
          </table:table-cell>
          <table:table-cell table:style-name="ce8" table:number-columns-repeated="1017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string">
            <text:p>c</text:p>
          </table:table-cell>
          <table:table-cell table:style-name="ce3" table:formula="of:=CHAR(CODE([.B$3])+(MOD([.A5]+[.F$4]-1;26)))" office:value-type="string" office:string-value="f">
            <text:p>f</text:p>
          </table:table-cell>
          <table:table-cell table:style-name="ce8" table:number-columns-repeated="102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6" office:value-type="string">
            <text:p>d</text:p>
          </table:table-cell>
          <table:table-cell table:style-name="ce3" table:formula="of:=CHAR(CODE([.B$3])+(MOD([.A6]+[.F$4]-1;26)))" office:value-type="string" office:string-value="g">
            <text:p>g</text:p>
          </table:table-cell>
          <table:table-cell table:style-name="ce8" table:number-columns-repeated="1021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6" office:value-type="string">
            <text:p>e</text:p>
          </table:table-cell>
          <table:table-cell table:style-name="ce3" table:formula="of:=CHAR(CODE([.B$3])+(MOD([.A7]+[.F$4]-1;26)))" office:value-type="string" office:string-value="h">
            <text:p>h</text:p>
          </table:table-cell>
          <table:table-cell table:style-name="ce8" table:number-columns-repeated="1021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6" office:value-type="string">
            <text:p>f</text:p>
          </table:table-cell>
          <table:table-cell table:style-name="ce3" table:formula="of:=CHAR(CODE([.B$3])+(MOD([.A8]+[.F$4]-1;26)))" office:value-type="string" office:string-value="i">
            <text:p>i</text:p>
          </table:table-cell>
          <table:table-cell table:style-name="ce8" table:number-columns-repeated="1021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6" office:value-type="string">
            <text:p>g</text:p>
          </table:table-cell>
          <table:table-cell table:style-name="ce3" table:formula="of:=CHAR(CODE([.B$3])+(MOD([.A9]+[.F$4]-1;26)))" office:value-type="string" office:string-value="j">
            <text:p>j</text:p>
          </table:table-cell>
          <table:table-cell table:style-name="ce8" table:number-columns-repeated="5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8" table:number-columns-repeated="1003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6" office:value-type="string">
            <text:p>h</text:p>
          </table:table-cell>
          <table:table-cell table:style-name="ce3" table:formula="of:=CHAR(CODE([.B$3])+(MOD([.A10]+[.F$4]-1;26)))" office:value-type="string" office:string-value="k">
            <text:p>k</text:p>
          </table:table-cell>
          <table:table-cell table:style-name="ce8" table:number-columns-repeated="4"/>
          <table:table-cell table:style-name="ce12" office:value-type="string">
            <text:p>Tekst jawny:</text:p>
          </table:table-cell>
          <table:table-cell table:style-name="ce15" table:formula="of:=MID([.$F$3];[.I9];1)" office:value-type="string" office:string-value="k">
            <text:p>k</text:p>
          </table:table-cell>
          <table:table-cell table:style-name="ce15" table:formula="of:=MID([.$F$3];[.J9];1)" office:value-type="string" office:string-value="r">
            <text:p>r</text:p>
          </table:table-cell>
          <table:table-cell table:style-name="ce15" table:formula="of:=MID([.$F$3];[.K9];1)" office:value-type="string" office:string-value="y">
            <text:p>y</text:p>
          </table:table-cell>
          <table:table-cell table:style-name="ce15" table:formula="of:=MID([.$F$3];[.L9];1)" office:value-type="string" office:string-value="p">
            <text:p>p</text:p>
          </table:table-cell>
          <table:table-cell table:style-name="ce15" table:formula="of:=MID([.$F$3];[.M9];1)" office:value-type="string" office:string-value="t">
            <text:p>t</text:p>
          </table:table-cell>
          <table:table-cell table:style-name="ce15" table:formula="of:=MID([.$F$3];[.N9];1)" office:value-type="string" office:string-value="o">
            <text:p>o</text:p>
          </table:table-cell>
          <table:table-cell table:style-name="ce15" table:formula="of:=MID([.$F$3];[.O9];1)" office:value-type="string" office:string-value="a">
            <text:p>a</text:p>
          </table:table-cell>
          <table:table-cell table:style-name="ce15" table:formula="of:=MID([.$F$3];[.P9];1)" office:value-type="string" office:string-value="n">
            <text:p>n</text:p>
          </table:table-cell>
          <table:table-cell table:style-name="ce15" table:formula="of:=MID([.$F$3];[.Q9];1)" office:value-type="string" office:string-value="a">
            <text:p>a</text:p>
          </table:table-cell>
          <table:table-cell table:style-name="ce15" table:formula="of:=MID([.$F$3];[.R9];1)" office:value-type="string" office:string-value="l">
            <text:p>l</text:p>
          </table:table-cell>
          <table:table-cell table:style-name="ce15" table:formula="of:=MID([.$F$3];[.S9];1)" office:value-type="string" office:string-value="i">
            <text:p>i</text:p>
          </table:table-cell>
          <table:table-cell table:style-name="ce15" table:formula="of:=MID([.$F$3];[.T9];1)" office:value-type="string" office:string-value="z">
            <text:p>z</text:p>
          </table:table-cell>
          <table:table-cell table:style-name="ce15" table:formula="of:=MID([.$F$3];[.U9];1)" office:value-type="string" office:string-value="a">
            <text:p>a</text:p>
          </table:table-cell>
          <table:table-cell table:style-name="ce8" table:number-columns-repeated="1003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6" office:value-type="string">
            <text:p>i</text:p>
          </table:table-cell>
          <table:table-cell table:style-name="ce3" table:formula="of:=CHAR(CODE([.B$3])+(MOD([.A11]+[.F$4]-1;26)))" office:value-type="string" office:string-value="l">
            <text:p>l</text:p>
          </table:table-cell>
          <table:table-cell table:style-name="ce8" table:number-columns-repeated="4"/>
          <table:table-cell table:style-name="ce13" office:value-type="string">
            <text:p>Kryptogram:</text:p>
          </table:table-cell>
          <table:table-cell table:style-name="ce16" table:formula="of:=VLOOKUP([.I10];[.$B3:.$C28];2)" office:value-type="string" office:string-value="n">
            <text:p>n</text:p>
          </table:table-cell>
          <table:table-cell table:style-name="ce16" table:formula="of:=VLOOKUP([.J10];[.$B3:.$C28];2)" office:value-type="string" office:string-value="u">
            <text:p>u</text:p>
          </table:table-cell>
          <table:table-cell table:style-name="ce16" table:formula="of:=VLOOKUP([.K10];[.$B3:.$C28];2)" office:value-type="string" office:string-value="b">
            <text:p>b</text:p>
          </table:table-cell>
          <table:table-cell table:style-name="ce16" table:formula="of:=VLOOKUP([.L10];[.$B3:.$C28];2)" office:value-type="string" office:string-value="s">
            <text:p>s</text:p>
          </table:table-cell>
          <table:table-cell table:style-name="ce16" table:formula="of:=VLOOKUP([.M10];[.$B3:.$C28];2)" office:value-type="string" office:string-value="w">
            <text:p>w</text:p>
          </table:table-cell>
          <table:table-cell table:style-name="ce16" table:formula="of:=VLOOKUP([.N10];[.$B3:.$C28];2)" office:value-type="string" office:string-value="r">
            <text:p>r</text:p>
          </table:table-cell>
          <table:table-cell table:style-name="ce16" table:formula="of:=VLOOKUP([.O10];[.$B3:.$C28];2)" office:value-type="string" office:string-value="d">
            <text:p>d</text:p>
          </table:table-cell>
          <table:table-cell table:style-name="ce16" table:formula="of:=VLOOKUP([.P10];[.$B3:.$C28];2)" office:value-type="string" office:string-value="q">
            <text:p>q</text:p>
          </table:table-cell>
          <table:table-cell table:style-name="ce16" table:formula="of:=VLOOKUP([.Q10];[.$B3:.$C28];2)" office:value-type="string" office:string-value="d">
            <text:p>d</text:p>
          </table:table-cell>
          <table:table-cell table:style-name="ce16" table:formula="of:=VLOOKUP([.R10];[.$B3:.$C28];2)" office:value-type="string" office:string-value="o">
            <text:p>o</text:p>
          </table:table-cell>
          <table:table-cell table:style-name="ce16" table:formula="of:=VLOOKUP([.S10];[.$B3:.$C28];2)" office:value-type="string" office:string-value="l">
            <text:p>l</text:p>
          </table:table-cell>
          <table:table-cell table:style-name="ce16" table:formula="of:=VLOOKUP([.T10];[.$B3:.$C28];2)" office:value-type="string" office:string-value="c">
            <text:p>c</text:p>
          </table:table-cell>
          <table:table-cell table:style-name="ce16" table:formula="of:=VLOOKUP([.U10];[.$B3:.$C28];2)" office:value-type="string" office:string-value="d">
            <text:p>d</text:p>
          </table:table-cell>
          <table:table-cell table:style-name="ce8" table:number-columns-repeated="1003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6" office:value-type="string">
            <text:p>j</text:p>
          </table:table-cell>
          <table:table-cell table:style-name="ce3" table:formula="of:=CHAR(CODE([.B$3])+(MOD([.A12]+[.F$4]-1;26)))" office:value-type="string" office:string-value="m">
            <text:p>m</text:p>
          </table:table-cell>
          <table:table-cell table:style-name="ce8" table:number-columns-repeated="1021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6" office:value-type="string">
            <text:p>k</text:p>
          </table:table-cell>
          <table:table-cell table:style-name="ce3" table:formula="of:=CHAR(CODE([.B$3])+(MOD([.A13]+[.F$4]-1;26)))" office:value-type="string" office:string-value="n">
            <text:p>n</text:p>
          </table:table-cell>
          <table:table-cell table:style-name="ce8" table:number-columns-repeated="1021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7" office:value-type="string">
            <text:p>l</text:p>
          </table:table-cell>
          <table:table-cell table:style-name="ce3" table:formula="of:=CHAR(CODE([.B$3])+(MOD([.A14]+[.F$4]-1;26)))" office:value-type="string" office:string-value="o">
            <text:p>o</text:p>
          </table:table-cell>
          <table:table-cell table:style-name="ce8" table:number-columns-repeated="1021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6" office:value-type="string">
            <text:p>m</text:p>
          </table:table-cell>
          <table:table-cell table:style-name="ce3" table:formula="of:=CHAR(CODE([.B$3])+(MOD([.A15]+[.F$4]-1;26)))" office:value-type="string" office:string-value="p">
            <text:p>p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n</text:p>
          </table:table-cell>
          <table:table-cell table:style-name="ce3" table:formula="of:=CHAR(CODE([.B$3])+(MOD([.A16]+[.F$4]-1;26)))" office:value-type="string" office:string-value="q">
            <text:p>q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o</text:p>
          </table:table-cell>
          <table:table-cell table:style-name="ce3" table:formula="of:=CHAR(CODE([.B$3])+(MOD([.A17]+[.F$4]-1;26)))" office:value-type="string" office:string-value="r">
            <text:p>r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string">
            <text:p>p</text:p>
          </table:table-cell>
          <table:table-cell table:style-name="ce3" table:formula="of:=CHAR(CODE([.B$3])+(MOD([.A18]+[.F$4]-1;26)))" office:value-type="string" office:string-value="s">
            <text:p>s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6" office:value-type="string">
            <text:p>q</text:p>
          </table:table-cell>
          <table:table-cell table:style-name="ce3" table:formula="of:=CHAR(CODE([.B$3])+(MOD([.A19]+[.F$4]-1;26)))" office:value-type="string" office:string-value="t">
            <text:p>t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r</text:p>
          </table:table-cell>
          <table:table-cell table:style-name="ce3" table:formula="of:=CHAR(CODE([.B$3])+(MOD([.A20]+[.F$4]-1;26)))" office:value-type="string" office:string-value="u">
            <text:p>u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s</text:p>
          </table:table-cell>
          <table:table-cell table:style-name="ce3" table:formula="of:=CHAR(CODE([.B$3])+(MOD([.A21]+[.F$4]-1;26)))" office:value-type="string" office:string-value="v">
            <text:p>v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6" office:value-type="string">
            <text:p>t</text:p>
          </table:table-cell>
          <table:table-cell table:style-name="ce3" table:formula="of:=CHAR(CODE([.B$3])+(MOD([.A22]+[.F$4]-1;26)))" office:value-type="string" office:string-value="w">
            <text:p>w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6" office:value-type="string">
            <text:p>u</text:p>
          </table:table-cell>
          <table:table-cell table:style-name="ce3" table:formula="of:=CHAR(CODE([.B$3])+(MOD([.A23]+[.F$4]-1;26)))" office:value-type="string" office:string-value="x">
            <text:p>x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string">
            <text:p>v</text:p>
          </table:table-cell>
          <table:table-cell table:style-name="ce3" table:formula="of:=CHAR(CODE([.B$3])+(MOD([.A24]+[.F$4]-1;26)))" office:value-type="string" office:string-value="y">
            <text:p>y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6" office:value-type="string">
            <text:p>w</text:p>
          </table:table-cell>
          <table:table-cell table:style-name="ce3" table:formula="of:=CHAR(CODE([.B$3])+(MOD([.A25]+[.F$4]-1;26)))" office:value-type="string" office:string-value="z">
            <text:p>z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x</text:p>
          </table:table-cell>
          <table:table-cell table:style-name="ce3" table:formula="of:=CHAR(CODE([.B$3])+(MOD([.A26]+[.F$4]-1;26)))" office:value-type="string" office:string-value="a">
            <text:p>a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6" office:value-type="string">
            <text:p>y</text:p>
          </table:table-cell>
          <table:table-cell table:style-name="ce3" table:formula="of:=CHAR(CODE([.B$3])+(MOD([.A27]+[.F$4]-1;26)))" office:value-type="string" office:string-value="b">
            <text:p>b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string">
            <text:p>z</text:p>
          </table:table-cell>
          <table:table-cell table:style-name="ce3" table:formula="of:=CHAR(CODE([.B$3])+(MOD([.A28]+[.F$4]-1;26)))" office:value-type="string" office:string-value="c">
            <text:p>c</text:p>
          </table:table-cell>
          <table:table-cell table:style-name="ce8"/>
          <table:table-cell table:number-columns-repeated="1020"/>
        </table:table-row>
        <table:table-row table:style-name="ro3" table:number-rows-repeated="6550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 CE" svg:font-family="'Arial CE'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£</number:text>
      <number:number number:decimal-places="2" number:min-integer-digits="1" number:grouping="true"/>
      <number:text> </number:text>
    </number:number-style>
    <number:number-style style:name="N156P1" style:volatile="true">
      <number:text>-£</number:text>
      <number:number number:decimal-places="2" number:min-integer-digits="1" number:grouping="true"/>
      <number:text> </number:text>
    </number:number-style>
    <number:number-style style:name="N156P2" style:volatile="true">
      <number:text> £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8:49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zyfr_20_Cezara" style:display-name="PageStyle_szyfr Ceza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</meta:initial-creator>
    <meta:creation-date>2003-11-09T00:47:40</meta:creation-date>
    <dc:creator>GZ GZ</dc:creator>
    <dc:date>2010-10-31T18:49:38.70</dc:date>
    <meta:generator>OpenOffice.org/3.2$Win32 OpenOffice.org_project/320m18$Build-9502</meta:generator>
    <meta:editing-duration>PT00H11M38S</meta:editing-duration>
    <meta:editing-cycles>1</meta:editing-cycles>
    <meta:document-statistic meta:table-count="1" meta:cell-count="131" meta:object-count="0"/>
  </office:meta>
</office:document-meta>
</file>